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64352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79648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60f9f9" style:font-name-asian="Times New Roman2" style:font-size-asian="12pt" style:font-name-complex="Times New Roman2" style:font-size-complex="12pt"/>
    </style:style>
    <style:style style:name="P57" style:family="paragraph" style:parent-style-name="Standard">
      <style:text-properties style:font-name="Liberation Serif" fo:font-size="12pt" style:font-size-asian="12pt" style:font-size-complex="12pt"/>
    </style:style>
    <style:style style:name="P58" style:family="paragraph" style:parent-style-name="Standard">
      <style:text-properties officeooo:paragraph-rsid="00a37436"/>
    </style:style>
    <style:style style:name="P59" style:family="paragraph" style:parent-style-name="Standard">
      <style:text-properties officeooo:paragraph-rsid="00a64352"/>
    </style:style>
    <style:style style:name="P60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62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4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5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8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3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4" style:family="paragraph" style:parent-style-name="Standard">
      <style:text-properties officeooo:paragraph-rsid="00a37436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fo:font-size="12pt" fo:font-weight="normal" officeooo:rsid="006fa99b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715f2e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6fa99b" style:font-size-asian="12pt" style:font-weight-asian="normal" style:font-size-complex="12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6fa99b" style:font-size-asian="12pt" style:font-size-complex="12pt"/>
    </style:style>
    <style:style style:name="T41" style:family="text">
      <style:text-properties fo:font-size="12pt" officeooo:rsid="006fb68a" style:font-size-asian="12pt" style:font-size-complex="12pt"/>
    </style:style>
    <style:style style:name="T42" style:family="text">
      <style:text-properties fo:font-size="12pt" officeooo:rsid="00715f2e" style:font-size-asian="12pt" style:font-size-complex="12pt"/>
    </style:style>
    <style:style style:name="T43" style:family="text">
      <style:text-properties fo:font-size="12pt" officeooo:rsid="0071aa0a" style:font-size-asian="12pt" style:font-size-complex="12pt"/>
    </style:style>
    <style:style style:name="T44" style:family="text">
      <style:text-properties fo:font-size="12pt" officeooo:rsid="007ccf46" style:font-size-asian="12pt" style:font-size-complex="12pt"/>
    </style:style>
    <style:style style:name="T45" style:family="text">
      <style:text-properties style:font-name-asian="LiberationSerif1" style:font-name-complex="LiberationSerif1"/>
    </style:style>
    <style:style style:name="T46" style:family="text">
      <style:text-properties officeooo:rsid="006d864b" style:font-name-asian="LiberationSerif1" style:font-name-complex="LiberationSerif1"/>
    </style:style>
    <style:style style:name="T47" style:family="text">
      <style:text-properties officeooo:rsid="0087cfc2" style:font-name-asian="LiberationSerif1" style:font-name-complex="LiberationSerif1"/>
    </style:style>
    <style:style style:name="T48" style:family="text">
      <style:text-properties officeooo:rsid="006d864b"/>
    </style:style>
    <style:style style:name="T49" style:family="text">
      <style:text-properties officeooo:rsid="006ed880"/>
    </style:style>
    <style:style style:name="T50" style:family="text">
      <style:text-properties officeooo:rsid="00763a8d"/>
    </style:style>
    <style:style style:name="T51" style:family="text">
      <style:text-properties officeooo:rsid="00776aff"/>
    </style:style>
    <style:style style:name="T52" style:family="text">
      <style:text-properties officeooo:rsid="007a0366"/>
    </style:style>
    <style:style style:name="T53" style:family="text">
      <style:text-properties officeooo:rsid="003712c8"/>
    </style:style>
    <style:style style:name="T54" style:family="text">
      <style:text-properties officeooo:rsid="003dffd0"/>
    </style:style>
    <style:style style:name="T55" style:family="text">
      <style:text-properties officeooo:rsid="0083e77a"/>
    </style:style>
    <style:style style:name="T56" style:family="text">
      <style:text-properties officeooo:rsid="0090390e"/>
    </style:style>
    <style:style style:name="T57" style:family="text">
      <style:text-properties fo:font-size="10pt" style:font-name-asian="Times New Roman2" style:font-size-asian="10pt" style:font-name-complex="Times New Roman2" style:font-size-complex="10pt"/>
    </style:style>
    <style:style style:name="T58" style:family="text">
      <style:text-properties style:font-name="Liberation Serif" fo:font-size="12pt" style:font-size-asian="12pt" style:font-size-complex="12pt"/>
    </style:style>
    <style:style style:name="T59" style:family="text">
      <style:text-properties style:font-name="Liberation Serif" fo:font-size="12pt" officeooo:rsid="009a2fce" style:font-size-asian="12pt" style:font-size-complex="12pt"/>
    </style:style>
    <style:style style:name="T60" style:family="text">
      <style:text-properties officeooo:rsid="006fb68a"/>
    </style:style>
    <style:style style:name="T61" style:family="text">
      <style:text-properties officeooo:rsid="006fa99b"/>
    </style:style>
    <style:style style:name="T62" style:family="text">
      <style:text-properties officeooo:rsid="007ccf46"/>
    </style:style>
    <style:style style:name="T63" style:family="text">
      <style:text-properties officeooo:rsid="00715f2e"/>
    </style:style>
    <style:style style:name="T64" style:family="text">
      <style:text-properties officeooo:rsid="0071aa0a"/>
    </style:style>
    <style:style style:name="T65" style:family="text">
      <style:text-properties officeooo:rsid="00a86cf4"/>
    </style:style>
    <style:style style:name="T66" style:family="text">
      <style:text-properties officeooo:rsid="00a94336"/>
    </style:style>
    <style:style style:name="T67" style:family="text">
      <style:text-properties officeooo:rsid="00aaa034"/>
    </style:style>
    <style:style style:name="T68" style:family="text">
      <style:text-properties fo:font-weight="normal" officeooo:rsid="006fa99b" style:font-weight-asian="normal" style:font-weight-complex="normal"/>
    </style:style>
    <style:style style:name="T69" style:family="text">
      <style:text-properties fo:font-size="11pt" fo:font-weight="normal" officeooo:rsid="006fa99b" style:font-size-asian="11pt" style:font-weight-asian="normal" style:font-size-complex="11pt" style:font-weight-complex="normal"/>
    </style:style>
    <style:style style:name="T70" style:family="text">
      <style:text-properties officeooo:rsid="00b10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6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8">SUMMARY</text:p>
      <text:p text:style-name="P41"/>
      <text:p text:style-name="P43">I am a lifelong learner who is not afraid to dig in and understand the foundational technology underpinning a tool, an operating system or a packet-switched network.</text:p>
      <text:p text:style-name="Standard"/>
      <text:p text:style-name="P57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7"/>
      <text:p text:style-name="P57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7">I have experience designing and building CI/CD pipelines using a variety of tools.</text:p>
      <text:p text:style-name="P57"/>
      <text:p text:style-name="P57">My current interests are containerization and virtualization and their security implications, <text:span text:style-name="T56">as well as cybersecurity. <text:s/>To that end, I regularly do CTF and bug bounty challenges.</text:span></text:p>
      <text:p text:style-name="P57"/>
      <text:p text:style-name="Standard"><text:span text:style-name="T58">In my free time I play guitar and ride my </text:span><text:span text:style-name="T59">farm</text:span><text:span text:style-name="T58"> around my </text:span><text:span text:style-name="T59">tractor</text:span><text:span text:style-name="T58">.</text:span></text:p>
      <text:p text:style-name="P51"/>
      <text:p text:style-name="P44"/>
      <text:p text:style-name="P47">LANGUAGES</text:p>
      <text:p text:style-name="P45"/>
      <text:p text:style-name="P50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6">XPERIENCE</text:span></text:p>
      <text:p text:style-name="P36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7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2"><text:span text:style-name="T45">Work</text:span><text:span text:style-name="T47">ing</text:span><text:span text:style-name="T45"> with several clients </text:span><text:span text:style-name="T46">including GitHub, PagerDuty, etc.</text:span></text:p>
      <text:p text:style-name="P53"/>
      <text:p text:style-name="P54">Focused on:</text:p>
      <text:p text:style-name="P54"/>
      <text:p text:style-name="P54"><text:soft-page-break/>- <text:span text:style-name="T48">D</text:span><text:span text:style-name="T49">evelop</text:span>ing and maintaining<text:span text:style-name="T49"> tooling.</text:span></text:p>
      <text:p text:style-name="P54">- Container security.</text:p>
      <text:p text:style-name="P55"/>
      <text:p text:style-name="P55">Use Go, Python and Ruby everyday.</text:p>
      <text:p text:style-name="P46"/>
      <text:p text:style-name="P46"/>
      <text:p text:style-name="P34">Consultant, <text:span text:style-name="T29">Software Engineer and DevOps</text:span><text:tab/>Princeton, MA</text:p>
      <text:p text:style-name="P38">January 201<text:span text:style-name="T13">6</text:span> – Present</text:p>
      <text:p text:style-name="P49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2"/>
      <text:p text:style-name="P56"><text:span text:style-name="T26">Deliver push button solutions that </text:span><text:span text:style-name="T27">save clients countless hours every week.</text:span></text:p>
      <text:list xml:id="list1731650600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5">Algorand, </text:span><text:span text:style-name="T50">Senior </text:span><text:span text:style-name="T15">DevOps Engineer</text:span><text:tab/><text:span text:style-name="T14">Boston</text:span>, MA</text:p>
      <text:p text:style-name="P39"><text:span text:style-name="T30">November 2019</text:span> – <text:span text:style-name="T14">February 2021</text:span></text:p>
      <text:p text:style-name="P40">Responsible for package builds as well as maintaining in-house tools and<text:span text:style-name="T16"> Kubernetes build cluster</text:span></text:p>
      <text:p text:style-name="P40"><text:span text:style-name="T53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0"><text:span text:style-name="T53">- Maintain</text:span><text:span text:style-name="T51">ed</text:span><text:span text:style-name="T53"> and improve</text:span><text:span text:style-name="T51">d</text:span><text:span text:style-name="T53"> in-house task runner written in Python. <text:s/>Added plugin support and other enhancements which further helped to automate and streamline build pipeline.</text:span></text:p>
      <text:p text:style-name="P40"><text:span text:style-name="T54">- Wr</text:span><text:span text:style-name="T51">o</text:span><text:span text:style-name="T54">te tests and documentation</text:span></text:p>
      <text:list xml:id="list224104039796684" text:continue-numbering="true" text:style-name="WWNum4">
        <text:list-header>
          <text:p text:style-name="P63"/>
        </text:list-header>
      </text:list>
      <text:p text:style-name="P28">Sencha Inc, <text:span text:style-name="T31">Frameworks Engineer</text:span><text:tab/><text:tab/>Redwood City, CA</text:p>
      <text:p text:style-name="P32">May 2013 - December 2015</text:p>
      <text:p text:style-name="P6">Worked on the Ext framework as part of a remote team. <text:s/>My primary role was that of enhanced engineering.</text:p>
      <text:list xml:id="list872469351" text:style-name="WWNum3">
        <text:list-header>
          <text:p text:style-name="P65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9">- Patches (and tests) would then be merged into core.</text:p>
          <text:p text:style-name="P65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9">- Selected by manager to maintain viability of older product releases.</text:p>
          <text:p text:style-name="P69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2220942942" text:style-name="WWNum6">
        <text:list-header>
          <text:p text:style-name="P66"><text:span text:style-name="T33">- P</text:span><text:span text:style-name="T6">rimary developer on the improved gridfilters API that shipped starting with Sencha 5.</text:span></text:p>
          <text:p text:style-name="P66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2837443373" text:style-name="WWNum1">
        <text:list-header>
          <text:p text:style-name="P67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7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70">- Promoted to the Ext frameworks team.</text:p>
        </text:list-header>
      </text:list>
      <text:p text:style-name="P30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7"> <text:s/></text:span><text:span text:style-name="T33">These included git extensions and bash tools.</text:span></text:p>
      <text:p text:style-name="P31">Volunteered personal time to assist and mentor.</text:p>
      <text:p text:style-name="P27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3965779931" text:style-name="WWNum5">
        <text:list-header>
          <text:p text:style-name="P68"><text:span text:style-name="T33">- D</text:span><text:span text:style-name="T6">eveloped new applications to run on networked TVs.</text:span></text:p>
          <text:p text:style-name="P68"><text:span text:style-name="T33">- Contributed to </text:span><text:span text:style-name="T6">the KONtx framework.</text:span></text:p>
          <text:p text:style-name="P68"><text:span text:style-name="T33">- P</text:span><text:span text:style-name="T6">rincipal maintainer of several high profile applications (eBay, NFL, Y! TV).</text:span></text:p>
          <text:p text:style-name="P71">- Very active in <text:span text:style-name="T55">user </text:span>forums <text:span text:style-name="T55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8">GoDaddy, <text:span text:style-name="T31">Web Developer</text:span><text:tab/><text:tab/>Phoenix, AZ</text:p>
      <text:p text:style-name="P32">January 2009 - November 2009</text:p>
      <text:p text:style-name="P31">Worked on the ecommerce team as the sole frontend developer.</text:p>
      <text:p text:style-name="P27"/>
      <text:p text:style-name="P29">E<text:span text:style-name="T66">DUCATION</text:span></text:p>
      <text:p text:style-name="P33"><text:span text:style-name="T5">University of New Mexico</text:span><text:span text:style-name="T33">, </text:span><text:span text:style-name="T5">BA, History, 1996 - 1999</text:span></text:p>
      <text:list xml:id="list3728126542" text:style-name="WWNum8">
        <text:list-header>
          <text:p text:style-name="P72">- 3.9<text:span text:style-name="T52">2</text:span> / 4.00</text:p>
          <text:p text:style-name="P64">- summa cum laude</text:p>
          <text:p text:style-name="P73">- Phi Beta Kappa</text:p>
          <text:p text:style-name="P72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6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<text:span text:style-name="T39">LE-1: Lin</text:span></text:a><text:a xlink:type="simple" xlink:href="https://cs.lpi.org/caf/Xamman/certification/verify/LPI000541063/wegxxhyt2q" text:style-name="Internet_20_link" text:visited-style-name="Visited_20_Internet_20_Link"><text:span text:style-name="T39">ux Essentials</text:span></text:a></text:p>
      <text:p text:style-name="P12"/>
      <text:p text:style-name="P12"/>
      <text:p text:style-name="P25">ARTICLES</text:p>
      <text:p text:style-name="P22"/>
      <text:p text:style-name="P23">Containers and Container Technologies</text:p>
      <text:p text:style-name="P21"/>
      <text:p text:style-name="P58"><text:a xlink:type="simple" xlink:href="https://benjamintoll.com/2022/08/08/on-unsharing-namespaces-part-one/" text:style-name="Internet_20_link" text:visited-style-name="Visited_20_Internet_20_Link"><text:span text:style-name="T38">On Unsharing Namespaces, Part One</text:span></text:a></text:p>
      <text:p text:style-name="P58"><text:a xlink:type="simple" xlink:href="https://benjamintoll.com/2022/12/14/on-unsharing-namespaces-part-two/" text:style-name="Internet_20_link" text:visited-style-name="Visited_20_Internet_20_Link"><text:span text:style-name="T40">On Unsharing Namespaces, Part Two</text:span></text:a></text:p>
      <text:p text:style-name="P58"><text:a xlink:type="simple" xlink:href="https://benjamintoll.com/2022/01/18/on-runc/" text:style-name="Internet_20_link" text:visited-style-name="Visited_20_Internet_20_Link"><text:span text:style-name="T40">On runc</text:span></text:a></text:p>
      <text:p text:style-name="P58"><text:a xlink:type="simple" xlink:href="https://benjamintoll.com/2021/04/26/on-managing-docker-build-time-secrets/" text:style-name="Internet_20_link" text:visited-style-name="Visited_20_Internet_20_Link"><text:span text:style-name="T40">On Managing Docker Build-Time Secrets</text:span></text:a></text:p>
      <text:p text:style-name="P58"><text:a xlink:type="simple" xlink:href="https://benjamintoll.com/2021/03/23/on-onionizing-with-docker-compose/" text:style-name="Internet_20_link" text:visited-style-name="Visited_20_Internet_20_Link"><text:span text:style-name="T40">On Onionizing with Docker Compose</text:span></text:a></text:p>
      <text:p text:style-name="P58"><text:a xlink:type="simple" xlink:href="https://benjamintoll.com/2018/08/20/on-systemd-nspawn/" text:style-name="Internet_20_link" text:visited-style-name="Visited_20_Internet_20_Link"><text:span text:style-name="T41">On systemd-nspawn</text:span></text:a></text:p>
      <text:p text:style-name="P13"><text:a xlink:type="simple" xlink:href="https://benjamintoll.com/2022/02/04/on-running-systemd-nspawn-containers/" text:style-name="Internet_20_link" text:visited-style-name="Visited_20_Internet_20_Link"><text:span text:style-name="T41">On Running systemd-nspawn Containers</text:span></text:a></text:p>
      <text:p text:style-name="P15"><text:a xlink:type="simple" xlink:href="https://benjamintoll.com/2021/08/20/on-running-a-tor-onion-service-in-a-chroot/" text:style-name="Internet_20_link" text:visited-style-name="Visited_20_Internet_20_Link"><text:span text:style-name="T37">On Running a Tor Onion Service in a Chroot</text:span></text:a></text:p>
      <text:p text:style-name="P15"><text:a xlink:type="simple" xlink:href="https://benjamintoll.com/2019/05/18/on-escaping-a-chroot/" text:style-name="Internet_20_link" text:visited-style-name="Visited_20_Internet_20_Link"><text:span text:style-name="T37">On Escaping a Chroot</text:span></text:a></text:p>
      <text:p text:style-name="P13"/>
      <text:p text:style-name="P24">Container-<text:span text:style-name="T67">R</text:span><text:span text:style-name="T65">elated</text:span> and <text:span text:style-name="T65">Virtualization</text:span></text:p>
      <text:p text:style-name="P61"/>
      <text:p text:style-name="P59"><text:a xlink:type="simple" xlink:href="https://benjamintoll.com/2022/07/28/on-ebpf/" text:style-name="Internet_20_link" text:visited-style-name="Visited_20_Internet_20_Link"><text:span text:style-name="T42">On eBPF</text:span></text:a></text:p>
      <text:p text:style-name="P59"><text:a xlink:type="simple" xlink:href="https://benjamintoll.com/2023/05/17/on-getting-started-with-kubernetes/" text:style-name="Internet_20_link" text:visited-style-name="Visited_20_Internet_20_Link"><text:span text:style-name="T43">On Getting Started with Kubernetes</text:span></text:a></text:p>
      <text:p text:style-name="P59"><text:a xlink:type="simple" xlink:href="https://benjamintoll.com/2021/04/07/on-kubernetes-services/" text:style-name="Internet_20_link" text:visited-style-name="Visited_20_Internet_20_Link"><text:span text:style-name="T43">On Kubernetes Services</text:span></text:a></text:p>
      <text:p text:style-name="P59"><text:a xlink:type="simple" xlink:href="https://benjamintoll.com/2022/08/12/on-virtual-machines/" text:style-name="Internet_20_link" text:visited-style-name="Visited_20_Internet_20_Link"><text:span text:style-name="T42">On Virtual Machines</text:span></text:a></text:p>
      <text:p text:style-name="P14"><text:a xlink:type="simple" xlink:href="https://benjamintoll.com/2022/12/29/on-vboxmanage/" text:style-name="Internet_20_link" text:visited-style-name="Visited_20_Internet_20_Link"><text:span text:style-name="T44">On VboxManag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2:41:03.612169712</dc:date>
    <meta:editing-duration>PT13H36M24S</meta:editing-duration>
    <meta:editing-cycles>132</meta:editing-cycles>
    <meta:generator>LibreOffice/7.0.4.2$Linux_X86_64 LibreOffice_project/00$Build-2</meta:generator>
    <meta:document-statistic meta:table-count="0" meta:image-count="0" meta:object-count="0" meta:page-count="4" meta:paragraph-count="91" meta:word-count="960" meta:character-count="5911" meta:non-whitespace-character-count="5037"/>
  </office:meta>
</office:document-meta>
</file>